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/>
    </style:style>
    <style:style style:name="T2" style:parent-style-name="Standardnípísmoodstavce" style:family="text">
      <style:text-properties fo:font-weight="bold" style:font-weight-asian="bold" style:font-weight-complex="bold"/>
    </style:style>
    <style:style style:name="T3" style:parent-style-name="Standardnípísmoodstavce" style:family="text">
      <style:text-properties fo:font-weight="bold" style:font-weight-asian="bold" style:font-weight-complex="bold"/>
    </style:style>
    <style:style style:name="T4" style:parent-style-name="Standardnípísmoodstavce" style:family="text">
      <style:text-properties fo:font-weight="bold" style:font-weight-asian="bold" style:font-weight-complex="bold"/>
    </style:style>
    <style:style style:name="T5" style:parent-style-name="Standardnípísmoodstavce" style:family="text">
      <style:text-properties fo:font-weight="bold" style:font-weight-asian="bold" style:font-weight-complex="bold"/>
    </style:style>
    <style:style style:name="T6" style:parent-style-name="Standardnípísmoodstavce" style:family="text">
      <style:text-properties fo:color="#1F497D"/>
    </style:style>
    <style:style style:name="T7" style:parent-style-name="Standardnípísmoodstavce" style:family="text">
      <style:text-properties fo:color="#1F497D"/>
    </style:style>
    <style:style style:name="T8" style:parent-style-name="Standardnípísmoodstavce" style:family="text">
      <style:text-properties fo:color="#1F497D"/>
    </style:style>
    <style:style style:name="T9" style:parent-style-name="Standardnípísmoodstavce" style:family="text">
      <style:text-properties fo:color="#1F497D"/>
    </style:style>
    <style:style style:name="T10" style:parent-style-name="Standardnípísmoodstavce" style:family="text">
      <style:text-properties fo:color="#1F497D"/>
    </style:style>
    <style:style style:name="T11" style:parent-style-name="Standardnípísmoodstavce" style:family="text">
      <style:text-properties fo:color="#1F497D"/>
    </style:style>
    <style:style style:name="T12" style:parent-style-name="Standardnípísmoodstavce" style:family="text">
      <style:text-properties fo:color="#1F497D"/>
    </style:style>
    <style:style style:name="T13" style:parent-style-name="Standardnípísmoodstavce" style:family="text">
      <style:text-properties fo:color="#1F497D"/>
    </style:style>
    <style:style style:name="T14" style:parent-style-name="Standardnípísmoodstavce" style:family="text">
      <style:text-properties fo:color="#1F497D"/>
    </style:style>
    <style:style style:name="T15" style:parent-style-name="Standardnípísmoodstavce" style:family="text">
      <style:text-properties fo:color="#1F497D"/>
    </style:style>
    <style:style style:name="T16" style:parent-style-name="Standardnípísmoodstavce" style:family="text">
      <style:text-properties fo:color="#1F497D"/>
    </style:style>
    <style:style style:name="T17" style:parent-style-name="Standardnípísmoodstavce" style:family="text">
      <style:text-properties fo:color="#1F497D"/>
    </style:style>
    <style:style style:name="T18" style:parent-style-name="Standardnípísmoodstavce" style:family="text">
      <style:text-properties fo:color="#1F497D"/>
    </style:style>
    <style:style style:name="T19" style:parent-style-name="Standardnípísmoodstavce" style:family="text">
      <style:text-properties fo:color="#1F497D"/>
    </style:style>
    <style:style style:name="T20" style:parent-style-name="Standardnípísmoodstavce" style:family="text">
      <style:text-properties fo:color="#1F497D"/>
    </style:style>
    <style:style style:name="T21" style:parent-style-name="Standardnípísmoodstavce" style:family="text">
      <style:text-properties fo:color="#1F497D"/>
    </style:style>
    <style:style style:name="T22" style:parent-style-name="Hypertextovýodkaz" style:family="text">
      <style:text-properties fo:color="#0000FF"/>
    </style:style>
    <style:style style:name="T23" style:parent-style-name="Standardnípísmoodstavce" style:family="text">
      <style:text-properties fo:color="#1F497D"/>
    </style:style>
    <style:style style:name="T24" style:parent-style-name="Standardnípísmoodstavce" style:family="text">
      <style:text-properties fo:color="#1F497D"/>
    </style:style>
    <style:style style:name="T25" style:parent-style-name="Standardnípísmoodstavce" style:family="text">
      <style:text-properties fo:color="#1F497D"/>
    </style:style>
    <style:style style:name="T26" style:parent-style-name="Standardnípísmoodstavce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27" style:parent-style-name="Standardnípísmoodstavce" style:family="text">
      <style:text-properties style:font-name="Tahoma" style:font-name-complex="Tahoma" fo:font-size="10pt" style:font-size-asian="10pt" style:font-size-complex="10pt"/>
    </style:style>
    <style:style style:name="T28" style:parent-style-name="Hypertextovýodkaz" style:family="text">
      <style:text-properties style:font-name="Tahoma" style:font-name-complex="Tahoma" fo:font-size="10pt" style:font-size-asian="10pt" style:font-size-complex="10pt"/>
    </style:style>
    <style:style style:name="T29" style:parent-style-name="Standardnípísmoodstavce" style:family="text">
      <style:text-properties style:font-name="Tahoma" style:font-name-complex="Tahoma" fo:font-size="10pt" style:font-size-asian="10pt" style:font-size-complex="10pt"/>
    </style:style>
    <style:style style:name="T30" style:parent-style-name="Standardnípísmoodstavce" style:family="text">
      <style:text-properties style:font-name="Tahoma" style:font-name-complex="Tahoma" fo:font-size="10pt" style:font-size-asian="10pt" style:font-size-complex="10pt"/>
    </style:style>
    <style:style style:name="T31" style:parent-style-name="Standardnípísmoodstavce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32" style:parent-style-name="Standardnípísmoodstavce" style:family="text">
      <style:text-properties style:font-name="Tahoma" style:font-name-complex="Tahoma" fo:font-size="10pt" style:font-size-asian="10pt" style:font-size-complex="10pt"/>
    </style:style>
    <style:style style:name="T33" style:parent-style-name="Standardnípísmoodstavce" style:family="text">
      <style:text-properties style:font-name="Tahoma" style:font-name-complex="Tahoma" fo:font-size="10pt" style:font-size-asian="10pt" style:font-size-complex="10pt"/>
    </style:style>
    <style:style style:name="T34" style:parent-style-name="Standardnípísmoodstavce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35" style:parent-style-name="Standardnípísmoodstavce" style:family="text">
      <style:text-properties style:font-name="Tahoma" style:font-name-complex="Tahoma" fo:font-size="10pt" style:font-size-asian="10pt" style:font-size-complex="10pt"/>
    </style:style>
    <style:style style:name="T36" style:parent-style-name="Standardnípísmoodstavce" style:family="text">
      <style:text-properties style:font-name="Tahoma" style:font-name-complex="Tahoma" fo:font-size="10pt" style:font-size-asian="10pt" style:font-size-complex="10pt"/>
    </style:style>
    <style:style style:name="T37" style:parent-style-name="Standardnípísmoodstavce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38" style:parent-style-name="Standardnípísmoodstavce" style:family="text">
      <style:text-properties style:font-name="Tahoma" style:font-name-complex="Tahoma" fo:font-size="10pt" style:font-size-asian="10pt" style:font-size-complex="10pt"/>
    </style:style>
    <style:style style:name="T39" style:parent-style-name="Standardnípísmoodstavce" style:family="text">
      <style:text-properties fo:color="#000000"/>
    </style:style>
    <style:style style:name="T40" style:parent-style-name="Standardnípísmoodstavce" style:family="text">
      <style:text-properties fo:color="#000000"/>
    </style:style>
    <style:style style:name="T41" style:parent-style-name="Standardnípísmoodstavce" style:family="text">
      <style:text-properties fo:color="#000000"/>
    </style:style>
    <style:style style:name="P42" style:parent-style-name="Normální" style:family="paragraph">
      <style:paragraph-properties fo:margin-left="0.4923in">
        <style:tab-stops/>
      </style:paragraph-properties>
    </style:style>
    <style:style style:name="T43" style:parent-style-name="Standardnípísmoodstavce" style:family="text">
      <style:text-properties fo:color="#000000"/>
    </style:style>
    <style:style style:name="T44" style:parent-style-name="Standardnípísmoodstavce" style:family="text">
      <style:text-properties fo:color="#FF0000" style:text-underline-type="single" style:text-underline-style="solid" style:text-underline-width="auto" style:text-underline-mode="continuous"/>
    </style:style>
    <style:style style:name="P45" style:parent-style-name="Odstavecseseznamem" style:family="paragraph">
      <style:paragraph-properties fo:margin-left="0.4472in" fo:text-indent="-0.25in">
        <style:tab-stops/>
      </style:paragraph-properties>
    </style:style>
    <style:style style:name="T46" style:parent-style-name="Standardnípísmoodstavce" style:family="text">
      <style:text-properties style:font-name="Times New Roman" fo:font-size="7pt" style:font-size-asian="7pt" style:font-size-complex="7pt"/>
    </style:style>
    <style:style style:name="T47" style:parent-style-name="Standardnípísmoodstavce" style:family="text">
      <style:text-properties fo:color="#FF0000"/>
    </style:style>
    <style:style style:name="P48" style:parent-style-name="Odstavecseseznamem" style:family="paragraph">
      <style:paragraph-properties fo:margin-left="0.4472in" fo:text-indent="-0.25in">
        <style:tab-stops/>
      </style:paragraph-properties>
    </style:style>
    <style:style style:name="T49" style:parent-style-name="Standardnípísmoodstavce" style:family="text">
      <style:text-properties style:font-name="Times New Roman" fo:font-size="7pt" style:font-size-asian="7pt" style:font-size-complex="7pt"/>
    </style:style>
    <style:style style:name="P50" style:parent-style-name="Normální" style:family="paragraph">
      <style:paragraph-properties fo:margin-left="0.5in">
        <style:tab-stops/>
      </style:paragraph-properties>
    </style:style>
    <style:style style:name="P51" style:parent-style-name="Odstavecseseznamem" style:family="paragraph">
      <style:paragraph-properties fo:margin-left="0.4472in" fo:text-indent="-0.25in">
        <style:tab-stops/>
      </style:paragraph-properties>
    </style:style>
    <style:style style:name="T52" style:parent-style-name="Standardnípísmoodstavce" style:family="text">
      <style:text-properties style:font-name="Times New Roman" fo:font-size="7pt" style:font-size-asian="7pt" style:font-size-complex="7pt"/>
    </style:style>
    <style:style style:name="P53" style:parent-style-name="Normální" style:family="paragraph">
      <style:paragraph-properties fo:margin-left="0.1972in">
        <style:tab-stops/>
      </style:paragraph-properties>
    </style:style>
    <style:style style:name="T54" style:parent-style-name="Standardnípísmoodstavce" style:family="text">
      <style:text-properties fo:color="#FF0000"/>
    </style:style>
    <style:style style:name="P55" style:parent-style-name="Normální" style:family="paragraph">
      <style:paragraph-properties fo:margin-left="0.1972in">
        <style:tab-stops/>
      </style:paragraph-properties>
    </style:style>
    <style:style style:name="T56" style:parent-style-name="Standardnípísmoodstavce" style:family="text">
      <style:text-properties fo:color="#FF0000"/>
    </style:style>
    <style:style style:name="T57" style:parent-style-name="Standardnípísmoodstavce" style:family="text">
      <style:text-properties fo:color="#FF0000"/>
    </style:style>
    <style:style style:name="P58" style:parent-style-name="Odstavecseseznamem" style:family="paragraph">
      <style:paragraph-properties fo:margin-left="0.4472in" fo:text-indent="-0.25in">
        <style:tab-stops/>
      </style:paragraph-properties>
    </style:style>
    <style:style style:name="T59" style:parent-style-name="Standardnípísmoodstavce" style:family="text">
      <style:text-properties style:font-name="Times New Roman" fo:font-size="7pt" style:font-size-asian="7pt" style:font-size-complex="7pt"/>
    </style:style>
    <style:style style:name="T60" style:parent-style-name="Standardnípísmoodstavce" style:family="text">
      <style:text-properties fo:color="#FF0000"/>
    </style:style>
    <style:style style:name="P61" style:parent-style-name="Odstavecseseznamem" style:family="paragraph">
      <style:paragraph-properties fo:margin-left="0.4472in" fo:text-indent="-0.25in">
        <style:tab-stops/>
      </style:paragraph-properties>
    </style:style>
    <style:style style:name="T62" style:parent-style-name="Standardnípísmoodstavce" style:family="text">
      <style:text-properties style:font-name="Times New Roman" fo:font-size="7pt" style:font-size-asian="7pt" style:font-size-complex="7pt"/>
    </style:style>
    <style:style style:name="T63" style:parent-style-name="Standardnípísmoodstavce" style:family="text">
      <style:text-properties fo:color="#FF0000"/>
    </style:style>
    <style:style style:name="P64" style:parent-style-name="Odstavecseseznamem" style:family="paragraph">
      <style:paragraph-properties fo:margin-left="0.4472in" fo:text-indent="-0.25in">
        <style:tab-stops/>
      </style:paragraph-properties>
    </style:style>
    <style:style style:name="T65" style:parent-style-name="Standardnípísmoodstavce" style:family="text">
      <style:text-properties style:font-name="Times New Roman" fo:font-size="7pt" style:font-size-asian="7pt" style:font-size-complex="7pt"/>
    </style:style>
    <style:style style:name="T66" style:parent-style-name="Standardnípísmoodstavce" style:family="text">
      <style:text-properties fo:color="#FF0000"/>
    </style:style>
    <style:style style:name="P67" style:parent-style-name="Odstavecseseznamem" style:family="paragraph">
      <style:paragraph-properties fo:margin-left="0.4472in">
        <style:tab-stops/>
      </style:paragraph-properties>
    </style:style>
    <style:style style:name="P68" style:parent-style-name="Odstavecseseznamem" style:family="paragraph">
      <style:paragraph-properties fo:margin-left="0.4472in">
        <style:tab-stops/>
      </style:paragraph-properties>
    </style:style>
    <style:style style:name="T69" style:parent-style-name="Standardnípísmoodstavce" style:family="text">
      <style:text-properties fo:color="#FF0000" style:text-underline-type="single" style:text-underline-style="solid" style:text-underline-width="auto" style:text-underline-mode="continuous"/>
    </style:style>
    <style:style style:name="T70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P71" style:parent-style-name="Odstavecseseznamem" style:family="paragraph">
      <style:paragraph-properties fo:margin-left="0.4472in">
        <style:tab-stops/>
      </style:paragraph-properties>
    </style:style>
    <style:style style:name="P72" style:parent-style-name="Odstavecseseznamem" style:family="paragraph">
      <style:paragraph-properties fo:margin-left="0.4472in">
        <style:tab-stops/>
      </style:paragraph-properties>
    </style:style>
    <style:style style:name="T73" style:parent-style-name="Standardnípísmoodstavce" style:family="text">
      <style:text-properties fo:color="#FF0000"/>
    </style:style>
    <style:style style:name="P74" style:parent-style-name="Odstavecseseznamem" style:family="paragraph">
      <style:paragraph-properties fo:margin-left="0.4472in">
        <style:tab-stops/>
      </style:paragraph-properties>
    </style:style>
    <style:style style:name="T75" style:parent-style-name="Standardnípísmoodstavce" style:family="text">
      <style:text-properties fo:color="#FF0000"/>
    </style:style>
    <style:style style:name="P76" style:parent-style-name="Odstavecseseznamem" style:family="paragraph">
      <style:paragraph-properties fo:margin-left="0.4472in">
        <style:tab-stops/>
      </style:paragraph-properties>
    </style:style>
    <style:style style:name="P77" style:parent-style-name="Odstavecseseznamem" style:family="paragraph">
      <style:paragraph-properties fo:margin-left="0.4472in">
        <style:tab-stops/>
      </style:paragraph-properties>
    </style:style>
    <style:style style:name="T78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T79" style:parent-style-name="Standardnípísmoodstavce" style:family="text">
      <style:text-properties fo:color="#000000"/>
    </style:style>
    <style:style style:name="P80" style:parent-style-name="Normální" style:family="paragraph">
      <style:paragraph-properties fo:margin-left="0.4923in">
        <style:tab-stops/>
      </style:paragraph-properties>
    </style:style>
    <style:style style:name="T81" style:parent-style-name="Standardnípísmoodstavce" style:family="text">
      <style:text-properties fo:color="#000000"/>
    </style:style>
    <style:style style:name="T82" style:parent-style-name="Standardnípísmoodstavce" style:family="text">
      <style:text-properties style:font-name="Times New Roman" style:font-name-asian="Times New Roman" fo:font-size="12pt" style:font-size-asian="12pt" style:font-size-complex="12pt"/>
    </style:style>
    <style:style style:name="T83" style:parent-style-name="Standardnípísmoodstavce" style:family="text">
      <style:text-properties style:font-name="Times New Roman" style:font-name-asian="Times New Roman" fo:font-size="12pt" style:font-size-asian="12pt" style:font-size-complex="12pt"/>
    </style:style>
    <style:style style:name="T84" style:parent-style-name="Standardnípísmoodstavce" style:family="text">
      <style:text-properties style:font-name="Times New Roman" style:font-name-asian="Times New Roman" fo:font-size="12pt" style:font-size-asian="12pt" style:font-size-complex="12pt"/>
    </style:style>
    <style:style style:name="T85" style:parent-style-name="Standardnípísmoodstavce" style:family="text">
      <style:text-properties style:font-name="Times New Roman" style:font-name-asian="Times New Roman" fo:font-size="12pt" style:font-size-asian="12pt" style:font-size-complex="12pt"/>
    </style:style>
    <style:style style:name="T86" style:parent-style-name="Standardnípísmoodstavce" style:family="text">
      <style:text-properties style:font-name="Times New Roman" style:font-name-asian="Times New Roman" fo:font-size="12pt" style:font-size-asian="12pt" style:font-size-complex="12pt"/>
    </style:style>
    <style:style style:name="T87" style:parent-style-name="Standardnípísmoodstavce" style:family="text">
      <style:text-properties style:font-name="Times New Roman" style:font-name-asian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From:</text:span><text:s/>Vladimír Vala [<text:a xlink:href="mailto:Vala@aposbrno.cz" office:target-frame-name="_top" xlink:show="replace"><text:span text:style-name="Hypertextovýodkaz">mailto:Vala@aposbrno.cz</text:span></text:a>]<text:s/><text:line-break/><text:span text:style-name="T3">Sent:</text:span><text:s/>Wednesday, September 14, 2016 2:30 PM<text:line-break/><text:span text:style-name="T4">To:</text:span><text:s/>Jana Vrkoslavová &lt;<text:a xlink:href="mailto:vrkoslavova@ussnovapaka.cz" office:target-frame-name="_top" xlink:show="replace"><text:span text:style-name="Hypertextovýodkaz">vrkoslavova@ussnovapaka.cz</text:span></text:a>&gt;<text:line-break/><text:span text:style-name="T5">Subject:</text:span><text:s/>RE: ÚSSM Nová Paka - objednávka</text:p>
      <text:p text:style-name="Normální"/>
      <text:p text:style-name="Normální"><text:span text:style-name="T6">Dobrý den,</text:span></text:p>
      <text:p text:style-name="Normální"><text:span text:style-name="T7"> </text:span></text:p>
      <text:p text:style-name="Normální"><text:span text:style-name="T8">v příloze zasíláme potvrzené objednávky.</text:span></text:p>
      <text:p text:style-name="Normální"><text:span text:style-name="T9">Termín dodání cca 14 dnů.</text:span></text:p>
      <text:p text:style-name="Normální"><text:span text:style-name="T10"> </text:span></text:p>
      <text:p text:style-name="Normální"><text:span text:style-name="T11">S pozdravem</text:span></text:p>
      <text:p text:style-name="Normální"><text:span text:style-name="T12"> </text:span></text:p>
      <text:p text:style-name="Normální"><text:span text:style-name="T13"> </text:span></text:p>
      <text:p text:style-name="Normální"><text:span text:style-name="T14">RNDr. Vladimír Vala</text:span><text:span text:style-name="T15"><text:line-break/></text:span><text:span text:style-name="T16"><text:line-break/>APOS BRNO s.r.o.</text:span><text:span text:style-name="T17"><text:line-break/>Kotlanova 3</text:span><text:span text:style-name="T18"><text:line-break/>628 00 Brno</text:span><text:span text:style-name="T19"><text:line-break/>IČ: 46980709, DIČ: CZ46980709</text:span><text:span text:style-name="T20"><text:line-break/>tel./fax: 541 217 820, 541 217 516</text:span><text:span text:style-name="T21"><text:line-break/></text:span><text:a xlink:href="mailto:vala@aposbrno.cz" office:target-frame-name="_blank" xlink:show="new"><text:span text:style-name="T22">vala@aposbrno.cz</text:span></text:a></text:p>
      <text:p text:style-name="Normální"><text:span text:style-name="T23"> </text:span></text:p>
      <text:p text:style-name="Normální"><text:span text:style-name="T24"> </text:span></text:p>
      <text:p text:style-name="Normální"><text:span text:style-name="T25"> </text:span></text:p>
      <text:p text:style-name="Normální"><text:span text:style-name="T26">From:</text:span><text:span text:style-name="T27"><text:s/>Jana Vrkoslavová [</text:span><text:a xlink:href="mailto:vrkoslavova@ussnovapaka.cz" office:target-frame-name="_top" xlink:show="replace"><text:span text:style-name="T28">mailto:vrkoslavova@ussnovapaka.cz</text:span></text:a><text:span text:style-name="T29">]<text:s/></text:span><text:span text:style-name="T30"><text:line-break/></text:span><text:span text:style-name="T31">Sent:</text:span><text:span text:style-name="T32"><text:s/>Wednesday, September 14, 2016 1:45 PM</text:span><text:span text:style-name="T33"><text:line-break/></text:span><text:span text:style-name="T34">To:</text:span><text:span text:style-name="T35"><text:s/>Vladimír Vala</text:span><text:span text:style-name="T36"><text:line-break/></text:span><text:span text:style-name="T37">Subject:</text:span><text:span text:style-name="T38"><text:s/>ÚSSM Nová Paka - objednávka</text:span></text:p>
      <text:p text:style-name="Normální"> </text:p>
      <text:p text:style-name="Normální">Vážený pane Valo,</text:p>
      <text:p text:style-name="Normální"> </text:p>
      <text:p text:style-name="Normální">přeji příjemný den a po předchozím telefonickém rozhovoru přeposílám slíbenou objednávku na potvrzení ohledně uvedených cen.<text:s/></text:p>
      <text:p text:style-name="Normální"><text:span text:style-name="T39">Děkuji  moc za vyřízení a přeji pěkný den.</text:span></text:p>
      <text:p text:style-name="Normální"><text:span text:style-name="T40"> </text:span></text:p>
      <text:p text:style-name="Normální"><text:span text:style-name="T41">S pozdravem</text:span></text:p>
      <text:p text:style-name="P42"><text:span text:style-name="T43"> </text:span></text:p>
      <text:p text:style-name="Normální">Jana Vrkoslavová<text:s/></text:p>
      <text:p text:style-name="Normální">ÚSSM Nová Paka<text:s/></text:p>
      <text:p text:style-name="Normální">vrchní sestra</text:p>
      <text:p text:style-name="Normální"> </text:p>
      <text:p text:style-name="Normální"> </text:p>
      <text:p text:style-name="Normální"> </text:p>
      <text:p text:style-name="Normální"> </text:p>
      <text:p text:style-name="Normální">Vážený pane Příhodo,</text:p>
      <text:p text:style-name="Normální"> </text:p>
      <text:p text:style-name="Normální">přeji Vám příjemný den a zasílám objednávky.</text:p>
      <text:p text:style-name="Normální"> </text:p>
      <text:p text:style-name="Normální">                 <text:s/><text:span text:style-name="T44">OBJEDNÁVKA I.</text:span></text:p>
      <text:p text:style-name="Normální"> </text:p>
      <text:p text:style-name="P45">1.<text:span text:style-name="T46">      <text:s/></text:span>POLOHOVACÍ PODLOŽKA DUO S ABSORPČNÍ VRSTVOU  - MIP PTD 8…….1ks  za 993,-kč          <text:s/><text:span text:style-name="T47">20x <text:s/></text:span> (19860,-kč)</text:p>
      <text:p text:style-name="P48">2.<text:span text:style-name="T49">      <text:s/></text:span>NEPROMOKAVÝ PYTEL PRO SVOZ MOKRÉHO A KONTAMINOVANÉHO PRÁDLA :</text:p>
      <text:p text:style-name="P50">červený MIP LB 10R …..1ks za 732,-kč     5x  ( 3660,-kč)</text:p>
      <text:p text:style-name="Normální">                modrý    MIP LB 10B……1ks za 732,-kč      5x  (3660,-kč)</text:p>
      <text:p text:style-name="Normální">                zelený    MIP LB 10G…..1ks za 732,.kč      5x  (3660,-kč) <text:s/></text:p>
      <text:p text:style-name="Normální">        </text:p>
      <text:p text:style-name="P51">3.<text:span text:style-name="T52">      <text:s/></text:span>POLYESTEROVÝ PYTEL SE ŠNŮRKOU A POJISTKOU PRO SVOZ BĚŽNÉHO PRÁDLA:</text:p>
      <text:p text:style-name="P53">          červený MIP LB R …..1ks za 366,-kč     <text:span text:style-name="T54">5x <text:s/></text:span>( 1830,-kč)</text:p>
      <text:p text:style-name="P55">          modrý    MIP LB B……1ks za 366,-kč    <text:s/><text:span text:style-name="T56">5x</text:span>  (1830,-kč)</text:p>
      <text:p text:style-name="Odstavecseseznamem">zelený   MIP LB G…..1ks za 366,-kč    <text:s/><text:span text:style-name="T57">5x<text:s/></text:span> (1830,-kč) <text:s/></text:p>
      <text:p text:style-name="Normální"> </text:p>
      <text:p text:style-name="P58">4.<text:span text:style-name="T59">      <text:s/></text:span>RUČNÍKY 50X90 cm 1ks …….152,-kč     <text:s/><text:span text:style-name="T60">100ks<text:s/></text:span> (15200,-)       <text:s/></text:p>
      <text:p text:style-name="Odstavecseseznamem">50ks bílá<text:s/></text:p>
      <text:p text:style-name="Odstavecseseznamem">50ks šeříková</text:p>
      <text:p text:style-name="Normální">  <text:s/></text:p>
      <text:p text:style-name="P61">5.<text:span text:style-name="T62">      <text:s/></text:span>MOBILNÍ ZÁHONEK ….1ks za 14820,- s DPH <text:s/><text:span text:style-name="T63">2x</text:span><text:s/>(29640,-)</text:p>
      <text:p text:style-name="P64">6.<text:span text:style-name="T65">      <text:s/></text:span>FIXAČNÍ PÁS AD 12 …..1ks za 1.029,- s DPH  <text:s/><text:span text:style-name="T66">6x</text:span><text:s/>(6174,-)</text:p>
      <text:p text:style-name="P67"> </text:p>
      <text:p text:style-name="P68"><text:span text:style-name="T69">OBJEDNÁVKA II. <text:s/></text:span><text:span text:style-name="T70">( prosím zvlášť faktury na objednávky, děkuji.)</text:span></text:p>
      <text:p text:style-name="P71"> </text:p>
      <text:p text:style-name="P72">1.FIXAČNÍ PÁS VTLS 14…..1ks za 1407,-kč s DPH  <text:s/><text:span text:style-name="T73">1x<text:s/></text:span>(1407,-)</text:p>
      <text:p text:style-name="P74">2.FIXAČNÍ PÁS VTLP 12…..1ks za 1029,-kč s DPH  <text:s/><text:span text:style-name="T75">1x</text:span><text:s/>(1029,-)</text:p>
      <text:p text:style-name="P76"> </text:p>
      <text:p text:style-name="P77"> </text:p>
      <text:p text:style-name="Normální">             </text:p>
      <text:p text:style-name="Normální"> </text:p>
      <text:p text:style-name="Normální">                <text:s/><text:span text:style-name="T78">Fakturační údaje:</text:span></text:p>
      <text:p text:style-name="Normální">                 ÚSSM Nová Paka</text:p>
      <text:p text:style-name="Normální">                 Svatojánská 494</text:p>
      <text:p text:style-name="Normální">                 Nová Paka<text:s/></text:p>
      <text:p text:style-name="Normální">                 509 01</text:p>
      <text:p text:style-name="Normální">                 IČO: 601 17 150</text:p>
      <text:p text:style-name="Normální">        <text:s/></text:p>
      <text:p text:style-name="Normální">               </text:p>
      <text:p text:style-name="Normální">                               <text:s/></text:p>
      <text:p text:style-name="Normální">               <text:span text:style-name="T79">Děkuji  moc za vyřízení a přeji pěkný den.</text:span></text:p>
      <text:p text:style-name="P80"><text:span text:style-name="T81"> </text:span></text:p>
      <text:p text:style-name="Normální">                   Jana Vrkoslavová<text:s/></text:p>
      <text:p text:style-name="Normální">                   ÚSSM Nová Paka<text:s/></text:p>
      <text:p text:style-name="Normální">                   vrchní sestra</text:p>
      <text:p text:style-name="Normální">        <text:s/></text:p>
      <text:p text:style-name="Normální"> </text:p>
      <text:p text:style-name="Normální"><text:span text:style-name="T82"><text:line-break/></text:span><text:span text:style-name="T83"><text:line-break/>__________ Informace od ESET Endpoint Security, verze virove databaze 14124 (20160915) __________</text:span><text:span text:style-name="T84"><text:line-break/></text:span><text:span text:style-name="T85"><text:line-break/>Tuto zpravu proveril ESET Endpoint Security.</text:span><text:span text:style-name="T86"><text:line-break/></text:span><text:span text:style-name="T87"><text:line-break/></text:span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paragraph-properties fo:margin-bottom="0in" fo:line-height="100%"/>
      <style:text-properties style:font-name="Calibri" style:font-name-complex="Times New Roman" style:language-asian="cs" style:country-asian="CZ" fo:hyphenate="false"/>
    </style:style>
    <style:style style:name="Standardnípísmoodstavce" style:display-name="Standardní písmo odstavce" style:family="text"/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imek</meta:initial-creator>
    <dc:creator>simek</dc:creator>
    <meta:creation-date>2016-09-22T06:39:00Z</meta:creation-date>
    <dc:date>2016-09-22T06:39:00Z</dc:date>
    <meta:template xlink:href="Normal" xlink:type="simple"/>
    <meta:editing-cycles>2</meta:editing-cycles>
    <meta:editing-duration>PT0S</meta:editing-duration>
    <meta:document-statistic meta:page-count="1" meta:paragraph-count="5" meta:word-count="407" meta:character-count="2807" meta:row-count="20" meta:non-whitespace-character-count="2405"/>
  </office:meta>
</office:document-meta>
</file>